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6807in"/>
    </style:style>
    <style:style style:name="co4" style:family="table-column">
      <style:table-column-properties fo:break-before="auto" style:column-width="1.1252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High&quot;" style:apply-style-name="HighPriority" style:base-cell-address="TODO.B2"/>
      <style:map style:condition="cell-content()=&quot;Mid&quot;" style:apply-style-name="MidPriority" style:base-cell-address="TODO.B2"/>
      <style:map style:condition="cell-content()=&quot;Low&quot;" style:apply-style-name="LowPriority" style:base-cell-address="TODO.B2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map style:condition="cell-content()=&quot;High&quot;" style:apply-style-name="HighPriority" style:base-cell-address="TODO.B2"/>
      <style:map style:condition="cell-content()=&quot;Mid&quot;" style:apply-style-name="MidPriority" style:base-cell-address="TODO.B2"/>
      <style:map style:condition="cell-content()=&quot;Low&quot;" style:apply-style-name="LowPriority" style:base-cell-address="TODO.B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Completed" style:base-cell-address="TODO.C1"/>
      <style:map style:condition="cell-content()=&quot;No&quot;" style:apply-style-name="NotCompleted" style:base-cell-address="TODO.C1"/>
      <style:map style:condition="cell-content()=&quot;WIP&quot;" style:apply-style-name="WorkInProgress" style:base-cell-address="TODO.C1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map style:condition="cell-content()=&quot;Yes&quot;" style:apply-style-name="Completed" style:base-cell-address="TODO.C1"/>
      <style:map style:condition="cell-content()=&quot;No&quot;" style:apply-style-name="NotCompleted" style:base-cell-address="TODO.C1"/>
      <style:map style:condition="cell-content()=&quot;WIP&quot;" style:apply-style-name="WorkInProgress" style:base-cell-address="TODO.C1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[$Enums.$A$1:.$A$3])" table:allow-empty-cell="true" table:display-list="unsorted" table:base-cell-address="TODO.B1"/>
        <table:content-validation table:name="val2" table:condition="of:cell-content-is-in-list([$Enums.$A$6:.$A$8])" table:allow-empty-cell="true" table:display-list="unsorted" table:base-cell-address="TODO.C1"/>
      </table:content-validations>
      <table:table table:name="TODO" table:style-name="ta1" table:print="false">
        <table:table-column table:style-name="co3" table:default-cell-style-name="ce2"/>
        <table:table-column table:style-name="co2" table:default-cell-style-name="ce4"/>
        <table:table-column table:style-name="co4" table:default-cell-style-name="ce6"/>
        <table:table-column table:style-name="co2" table:number-columns-repeated="1021" table:default-cell-style-name="ce7"/>
        <table:table-row table:style-name="ro2">
          <table:table-cell table:style-name="ce1" office:value-type="string">
            <text:p>TODO</text:p>
          </table:table-cell>
          <table:table-cell table:style-name="ce3" office:value-type="string">
            <text:p>Priority</text:p>
          </table:table-cell>
          <table:table-cell table:style-name="ce5" office:value-type="string">
            <text:p>Completed</text:p>
          </table:table-cell>
          <table:table-cell table:number-columns-repeated="1021"/>
        </table:table-row>
        <table:table-row table:style-name="ro3">
          <table:table-cell office:value-type="string">
            <text:p>Check and clean Blueprints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5">
          <table:table-cell office:value-type="string">
            <text:p>Fix character and npc coupling with animation and other stuff (probably use components for coupling features)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Review AI (encapsulate and refactor)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Destroy props in tiles after destroying the tile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Fix lack of initial Map Tile collision for spawning inside the volume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5">
          <table:table-cell office:value-type="string">
            <text:p>Convert Spawn Actors and Spawn Grass to components (and streamline grass spawn relative locations)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Update level to not scream "I followed the UE4 Udemy course"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Make option of health regenerative instead of health points based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Load next tile in parallel to avoid load hickups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Create load screen and play after load of first map tiles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User Instanced Static Meshes for sack walls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Fix navigation warning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Use reticule to determine projectile direction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Implement localized hits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Fix player shadow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Add player inertia to ball projectiles 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Move stuff from bp to C++ when possible and sensible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WIP</text:p>
          </table:table-cell>
          <table:table-cell table:number-columns-repeated="1021"/>
        </table:table-row>
        <table:table-row table:style-name="ro3">
          <table:table-cell office:value-type="string">
            <text:p>Remove Collision on death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Use cooldown on ball projectiles to avoid shooting up because the animation (or accelerate and reduce shooting animation)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>
            <text:p>Remove obsolete classes (guard, player, HUD, AI task)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>
            <text:p>Try to have the gun attached before spawn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3" table:number-rows-repeated="1048553">
          <table:table-cell/>
          <table:table-cell table:content-validation-name="val1"/>
          <table:table-cell table:content-validation-name="val2"/>
          <table:table-cell table:number-columns-repeated="1021"/>
        </table:table-row>
        <table:table-row table:style-name="ro3">
          <table:table-cell/>
          <table:table-cell table:content-validation-name="val1"/>
          <table:table-cell table:content-validation-name="val2"/>
          <table:table-cell table:number-columns-repeated="1021"/>
        </table:table-row>
      </table:table>
      <table:table table:name="Enums" table:style-name="ta1" table:print="false">
        <table:table-column table:style-name="co2" table:default-cell-style-name="Default"/>
        <table:table-row table:style-name="ro4">
          <table:table-cell table:style-name="HighPriority" office:value-type="string">
            <text:p>High</text:p>
          </table:table-cell>
        </table:table-row>
        <table:table-row table:style-name="ro4">
          <table:table-cell table:style-name="MidPriority" office:value-type="string">
            <text:p>Mid</text:p>
          </table:table-cell>
        </table:table-row>
        <table:table-row table:style-name="ro4">
          <table:table-cell table:style-name="LowPriority" office:value-type="string">
            <text:p>Low</text:p>
          </table:table-cell>
        </table:table-row>
        <table:table-row table:style-name="ro4" table:number-rows-repeated="2">
          <table:table-cell/>
        </table:table-row>
        <table:table-row table:style-name="ro4">
          <table:table-cell table:style-name="Completed" office:value-type="string">
            <text:p>Yes</text:p>
          </table:table-cell>
        </table:table-row>
        <table:table-row table:style-name="ro4">
          <table:table-cell table:style-name="NotCompleted" office:value-type="string">
            <text:p>No</text:p>
          </table:table-cell>
        </table:table-row>
        <table:table-row table:style-name="ro4">
          <table:table-cell table:style-name="WorkInProgress" office:value-type="string">
            <text:p>WIP</text:p>
          </table:table-cell>
        </table:table-row>
      </table:table>
      <table:database-ranges>
        <table:database-range table:target-range-address="TODO.A1:TODO.C22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ghPriority" style:family="table-cell" style:parent-style-name="Default">
      <style:table-cell-properties fo:background-color="#ff9999"/>
    </style:style>
    <style:style style:name="MidPriority" style:family="table-cell" style:parent-style-name="Default">
      <style:table-cell-properties fo:background-color="#ffcc00"/>
    </style:style>
    <style:style style:name="LowPriority" style:family="table-cell" style:parent-style-name="Default">
      <style:table-cell-properties fo:background-color="#ffffcc"/>
    </style:style>
    <style:style style:name="Completed" style:family="table-cell" style:parent-style-name="Default">
      <style:table-cell-properties fo:background-color="#006600"/>
      <style:text-properties fo:color="#ffffff"/>
    </style:style>
    <style:style style:name="NotCompleted" style:family="table-cell" style:parent-style-name="Default">
      <style:table-cell-properties fo:background-color="#cc0000"/>
      <style:text-properties fo:color="#ffffff"/>
    </style:style>
    <style:style style:name="WorkInProgress" style:family="table-cell" style:parent-style-name="Default">
      <style:table-cell-properties fo:background-color="#0066ff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7">06/27/2020</text:date>, <text:time>22:4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2M56S</meta:editing-duration>
    <meta:editing-cycles>6</meta:editing-cycles>
    <meta:generator>OpenOffice/4.1.7$Win32 OpenOffice.org_project/417m1$Build-9800</meta:generator>
    <dc:date>2020-06-27T22:47:37.88</dc:date>
    <meta:document-statistic meta:table-count="2" meta:cell-count="72" meta:object-count="0"/>
    <meta:user-defined meta:name="Info 1"/>
    <meta:user-defined meta:name="Info 2"/>
    <meta:user-defined meta:name="Info 3"/>
    <meta:user-defined meta:name="Info 4"/>
  </office:meta>
</office:document-meta>
</file>